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er.unsupportedCombinationOfAnnotations( String undesiredAnnotationOne , String undesiredAnnotation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serializableWontWorkForObjectsThatDontImplementSerializable( Class &lt; ? &gt; class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er.createTooManyInvocationsMessage( int wantedCount , int actualCount , DescribedInvocation wanted , List &lt; Location &gt; 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er.noMoreInteractionsWantedInOrder( Invocation undes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er.unfinishedVerificationExcep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strictnessDoesNotAcceptNull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mocksHaveToBePassedToVerif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er.missing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noInteractionsWanted( Object mock , List &lt; VerificationAwareInvocation &gt; inv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rter.cannotInjectDependency( Field field , Object matchingMock , Exception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invalidArgumentPositionRangeAtInvocationTime( InvocationOnMock invocation , boolean willReturnLastParameter , int argument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rter.atMostAndNeverShouldNotBeUsedWith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r.mockedTypeIsInconsistentWithSpiedInstanceType( Class &lt; ? &gt; mockedType , Object spied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er.methodDoesNotAcceptParameter( String method ,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er.wrongTypeOfReturnValue( String expectedType , String actualTyp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unncessaryStubbingException( List &lt; Invocation &gt; unu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nullPassedTo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er.noArgumentValueWasCapt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fieldInitialisationThrewException( Field field , Throwable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missingByteBuddyDependency( Throwable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wantedAtMostX( int maxNumberOfInvocations , int foun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cannotStubVoidMethodWithAReturnValu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porter.moreThanOneAnnotationNotAllowe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tooFewActualInvocations( org . mockito . internal . reporting . Discrepancy discrepancy , DescribedInvocation wanted , List &lt; Location &gt; all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er.extraInterfacesCannotContainMockedType( Class &lt; ? &gt; wron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er.createTooFewInvocationsMessage( org . mockito . internal . reporting . Discrepancy discrepancy , DescribedInvocation wanted , List &lt; Location &gt;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r.spyAndDelegateAreMutuallyExclu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er.wrongTypeReturnedByDefaultAnswer( Object mock , String expectedType , String actualTyp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r.notAMockPassedToVerif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er.tooManyActualInvocations( int wantedCount , int actualCount , DescribedInvocation wanted , List &lt; Location &gt;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er.cannotVerify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er.nullPassedWhenCreating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locationsOf( Collection &lt; LocalizedMatcher &gt; match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er.formatUnncessaryStubbingException( Class &lt; ? &gt; testClass , Collection &lt; Invocation &gt; unnecessaryStubb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rter.inOrderRequiresFamiliar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onlyVoidMethodsCanBeSetToDo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er.notAMockPassedToWhe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er.invocationListenerThrewException( InvocationListener listener , Throwable listener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er.nullPassedToWhe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notAMockPassedWhenCreating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cannotCreateTimerWithNegativeDurationTime( long duratio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er.defaultAnswerDoesNotAcceptNull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incorrectUseOfA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r.unfinishedStubbing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rter.wantedButNotInvoked( DescribedInvocation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tooManyActualInvocationsInOrder( int wantedCount , int actualCount , DescribedInvocation wanted , List &lt; Location &gt; 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er.wrongTypeOfArgumentToReturn( InvocationOnMock invocation , String expectedType , Class &lt; ? &gt; actualType , int argumen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porter.cannotMockClass( Class &lt; ? &gt; clazz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er.appendNotMatchingPositions( Invocation actualInvocation , MatchableInvocation matchableInvocation , StringBuilder messageBui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rter.requiresAtLeastOneListener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stubPassedToVerify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cannotInitializeForSpyAnnotation( String fieldName , Exception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er.notAMockPassedToVerify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r.smartNullPointerException( String invocation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er.extraInterfacesRequiresAtLeastOn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neverWantedButInvoked( DescribedInvocation wanted , List &lt; Invocation &gt; 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er.argumentsAreDifferent( Invocation actualInvocation , MatchableInvocation matchableInvocation , String wanted , List &lt; String &gt; actualCalls , List &lt; Location &gt; actualLoc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porter.extraInterfacesDoesNotAcceptNul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tooFewActualInvocationsInOrder( org . mockito . internal . reporting . Discrepancy discrepancy , DescribedInvocation wanted , List &lt; Location &gt;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er.cannotInitializeForInjectMocksAnnotation( String fieldName , String caus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orter.noMoreInteractionsWanted( Invocation undesired , List &lt; VerificationAwareInvocation &gt; 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er.wantedButNotInvokedInOrder( DescribedInvocation wanted , DescribedInvocation previ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r.mocksHaveToBePassedWhenCreating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misplacedArgumentMatcher( List &lt; LocalizedMatcher &gt; last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rter.mockedTypeIsInconsistentWithDelegatedInstanceType( Class &lt; ? &gt; mockedType , Object delegated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rter.incorrectUseOfAdditionalMatchers( String additionalMatcherName , int expectedSubMatchersCount , Collection &lt; LocalizedMatcher &gt; matcher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porter.potentialStubbingProblem( Invocation actualInvocation , Collection &lt; Invocation &gt; argMismatchStubb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porter.createAllLocationsMessage( List &lt; Location &gt;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rter.createAllLocationsArgsMessage( List &lt; Invocation &gt; inv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cannotStubWithNull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reportNoSubMatchersFound( String additionalMatch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er.notA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er.invalidArgumentRangeAtIdentityAnswer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exceptionCauseMessageIfAvailable( Exception 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er.wantedButNotInvoked( DescribedInvocation wanted , List &lt; ? extends DescribedInvocation &gt; inv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rter.nullPassedToVerif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cannotCallAbstract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delegatedMethodHasWrongReturnType( Method mockMethod , Method delegateMethod , Object mock ,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rter.createWantedButNotInvokedMessage( DescribedInvocation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er.extraInterfacesAcceptsOnlyInterfaces( Class &lt; ? &gt; wron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er.delegatedMethodDoesNotExistOnDelegate( Method mockMethod , Object mock ,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er.invalidUseOfMatchers( int expectedMatchersCount , List &lt; LocalizedMatcher &gt; recorded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porter.inlineClassWithoutUnboxImpl( Class &lt; ? &gt; inlineClass , Exception 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er.usingConstructorWithFancySerializable( Serializable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er.checkedExceptionInvalid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er.redundantMockitoListener( String listen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rter.possibleArgumentTypesOf( InvocationOnMock invo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rter.unfinishedMocking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